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pl" fo:country="PL" style:font-size-asian="12pt" style:language-asian="zxx" style:country-asian="none" style:font-size-complex="12pt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fo:font-size="12pt" fo:language="pl" fo:country="PL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 style:list-style-name="WW8Num1">
      <style:paragraph-properties fo:text-align="justify" style:justify-single-word="false"/>
      <style:text-properties fo:font-size="12pt" fo:language="pl" fo:country="PL" style:font-size-asian="12pt" style:language-asian="zxx" style:country-asian="none" style:font-size-complex="12pt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owanie w Java – projekt.</text:p>
      <text:p text:style-name="P1"/>
      <text:p text:style-name="P1">Autor: Konrad Hemzaczek</text:p>
      <text:p text:style-name="P1"/>
      <text:p text:style-name="P1">Prowadzący mgr inż. Grzegorz Górecki</text:p>
      <text:p text:style-name="P1"/>
      <text:p text:style-name="P1"/>
      <text:p text:style-name="P1">Gra internetowa szachy oparta wzorcu MVC.</text:p>
      <text:p text:style-name="P1"/>
      <text:p text:style-name="P2">Harmonogram:</text:p>
      <text:list xml:id="list8058179344187457896" text:style-name="WW8Num1">
        <text:list-item>
          <text:p text:style-name="P3">Stworzenie podstaw aplikacji klienckiej przy użyciu swing:</text:p>
          <text:list>
            <text:list-item>
              <text:p text:style-name="P3"><text:s/>Stworzenie klasy dziedziczącej z Jframe. //17.03.2015</text:p>
            </text:list-item>
            <text:list-item>
              <text:p text:style-name="P3"><text:s/>Implementacja przycisków menu głównego, oraz pól tekstowych do logowania z wykorzystaniem komponentów swing. //17.03.2015</text:p>
            </text:list-item>
            <text:list-item>
              <text:p text:style-name="P3"><text:s/>Pobieranie danych danych od użytkownika takich jak login i hasło. //24.03.2015</text:p>
            </text:list-item>
            <text:list-item>
              <text:p text:style-name="P3"><text:s/>Stworzenie wstępnych stanów gry: menu, logowanie, rozgrywka itp.</text:p>
            </text:list-item>
            <text:list-item>
              <text:p text:style-name="P3"><text:s/>Stworzenie kontrolki odpowiedzialnej za szachownicę. </text:p>
            </text:list-item>
          </text:list>
        </text:list-item>
        <text:list-item>
          <text:p text:style-name="P3">Własne, implementacja logiki gry:</text:p>
          <text:list>
            <text:list-item>
              <text:p text:style-name="P3"><text:s/>Wdrożenie do GUI klienta mechanizmu wyświetlającego szachownicę. //24.03.2015</text:p>
            </text:list-item>
            <text:list-item>
              <text:p text:style-name="P3"><text:s/>Stworzenie klasy definiującej ruchy, oraz zarządzanie obiektami na szachownicy, z której dziedziczyć będą mogły pionki, oraz poszczególne figury,</text:p>
            </text:list-item>
            <text:list-item>
              <text:p text:style-name="P3"><text:s/>Implementacja ruchu obiektów na szachownicy, oraz sprawdzanie poprawności.</text:p>
            </text:list-item>
            <text:list-item>
              <text:p text:style-name="P3"><text:s/>Sprawdzanie warunków podmiany pionu na figurę, oraz warunków do zakończenia gry.</text:p>
            </text:list-item>
            <text:list-item>
              <text:p text:style-name="P3"><text:s/>Wdrożenie wzorca MVC.</text:p>
            </text:list-item>
          </text:list>
        </text:list-item>
        <text:list-item>
          <text:p text:style-name="P3">Komunikacja sieciowa: sockety lub RMI:</text:p>
          <text:list>
            <text:list-item>
              <text:p text:style-name="P3"><text:s/>Stworzenie serwera gier.</text:p>
              <text:list>
                <text:list-item>
                  <text:p text:style-name="P3">przygotowanie GUI klienta do komunikacji sieciowej.</text:p>
                </text:list-item>
              </text:list>
            </text:list-item>
            <text:list-item>
              <text:p text:style-name="P3"><text:s/>Obsługa klientów:</text:p>
              <text:list>
                <text:list-item>
                  <text:p text:style-name="P3">Pokoje rozgrywki.</text:p>
                </text:list-item>
                <text:list-item>
                  <text:p text:style-name="P3">Implementacja mechanizmu logowania do serwera gier.</text:p>
                </text:list-item>
                <text:list-item>
                  <text:p text:style-name="P3">Sprawdzanie poprawności ruchów wprowadzanych przez graczy, warunków podmiany pionu na figurę, oraz warunków zakończenia rozgrywki.</text:p>
                </text:list-item>
              </text:list>
            </text:list-item>
            <text:list-item>
              <text:p text:style-name="P3"><text:s/>Serwer reklam.</text:p>
            </text:list-item>
            <text:list-item>
              <text:p text:style-name="P3"><text:s/>Opcje społecznościowe:</text:p>
              <text:list>
                <text:list-item>
                  <text:p text:style-name="P3"><text:s/>czat.</text:p>
                </text:list-item>
                <text:list-item>
                  <text:p text:style-name="P3"><text:s/>lista znajomych.</text:p>
                </text:list-item>
              </text:list>
            </text:list-item>
          </text:list>
        </text:list-item>
        <text:list-item>
          <text:p text:style-name="P3">Pliki:</text:p>
          <text:list>
            <text:list-item>
              <text:p text:style-name="P3"><text:s/>Usprawnienie wyglądu GUI użytkownika za pomocą pobierania grafik z pliku. //24.03.2015</text:p>
            </text:list-item>
            <text:list-item>
              <text:p text:style-name="P3"><text:s/>Pobieranie plików będących reklamami.</text:p>
            </text:list-item>
            <text:list-item>
              <text:p text:style-name="P3"><text:s/>Zapis stanu gry lokalnej.</text:p>
            </text:list-item>
            <text:list-item>
              <text:p text:style-name="P3"><text:s/>Odczyt stanu gry lokalnej.</text:p>
            </text:list-item>
          </text:list>
        </text:list-item>
        <text:list-item>
          <text:p text:style-name="P3">Bazy Danych: ORM (np. Hibernate) lub JDBC dla: MySQL, PostreSQL, lub SQLite:</text:p>
          <text:list>
            <text:list-item>
              <text:p text:style-name="P3"><text:s/>Baza graczy zapisana w bazie danych SQL.</text:p>
            </text:list-item>
            <text:list-item>
              <text:p text:style-name="P3"><text:s/>Statystyki rozgrywek zapisywane w bazie danych.</text:p>
            </text:list-item>
            <text:list-item>
              <text:p text:style-name="P3"><text:s/>Na życzenie użytkownika pobranie jego statystyk z bazy danych.</text:p>
            </text:list-item>
            <text:list-item>
              <text:p text:style-name="P3"><text:s/>Lista kontaktów przechowywana w bazie danych.</text:p>
            </text:list-item>
          </text:list>
        </text:list-item>
        <text:list-item>
          <text:p text:style-name="P3">Wątki:</text:p>
          <text:list>
            <text:list-item>
              <text:p text:style-name="P3"><text:s/>Obsługa GUI, oraz nasłuchiwania wprowadzania danych za pomocą wątków. //24.03.2015</text:p>
            </text:list-item>
            <text:list-item>
              <text:p text:style-name="P3"><text:s/>Implementacja animacji na odrębnych wątkach, wyświetlanie reklam za pomocą wątków.</text:p>
            </text:list-item>
            <text:list-item>
              <text:p text:style-name="P3"><text:soft-page-break/><text:s/>Sprawdzanie poprawności po stronie użytkownika za pomocą wątków.</text:p>
            </text:list-item>
            <text:list-item>
              <text:p text:style-name="P3"><text:s/>Obsługa opcji społecznościowych za pomocą wątków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0" style:family="text"/>
    <style:style style:name="WW8Num1z1" style:family="text">
      <style:text-properties fo:font-size="10pt" style:font-size-asian="10pt" style:font-size-complex="10pt"/>
    </style:style>
    <style:style style:name="WW8Num1z2" style:family="text"/>
    <style:style style:name="WW8Num1z3" style:family="text">
      <style:text-properties style:font-name="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3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1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1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9M14S</meta:editing-duration>
    <meta:editing-cycles>32</meta:editing-cycles>
    <meta:generator>OpenOffice/4.1.1$Win32 OpenOffice.org_project/411m6$Build-9775</meta:generator>
    <dc:date>2015-03-24T09:20:26.28</dc:date>
    <meta:document-statistic meta:table-count="0" meta:image-count="0" meta:object-count="0" meta:page-count="2" meta:paragraph-count="43" meta:word-count="306" meta:character-count="2312"/>
    <meta:user-defined meta:name="Info 1"/>
    <meta:user-defined meta:name="Info 2"/>
    <meta:user-defined meta:name="Info 3"/>
    <meta:user-defined meta:name="Info 4"/>
  </office:meta>
</office:document-meta>
</file>